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justify" style:justify-single-word="false"/>
    </style:style>
    <style:style style:name="P2" style:family="paragraph" style:parent-style-name="Heading_20_2">
      <style:paragraph-properties fo:line-height="100%" fo:text-align="justify" style:justify-single-word="false"/>
    </style:style>
    <style:style style:name="P3" style:family="paragraph" style:parent-style-name="Heading_20_3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Text_20_body">
      <style:paragraph-properties fo:line-height="100%" fo:text-align="justify" style:justify-single-word="false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Heading_20_2">
      <style:paragraph-properties fo:line-height="100%" fo:text-align="justify" style:justify-single-word="false"/>
    </style:style>
    <style:style style:name="P8" style:family="paragraph" style:parent-style-name="Heading_20_2">
      <style:paragraph-properties fo:line-height="100%" fo:text-align="justify" style:justify-single-word="false" fo:break-before="page"/>
    </style:style>
    <style:style style:name="P9" style:family="paragraph" style:parent-style-name="Heading_20_3">
      <style:paragraph-properties fo:line-height="100%" fo:text-align="justify" style:justify-single-word="false"/>
      <style:text-properties officeooo:paragraph-rsid="00117fc5"/>
    </style:style>
    <style:style style:name="P10" style:family="paragraph" style:parent-style-name="Heading_20_3">
      <style:paragraph-properties fo:margin-top="0.0181in" fo:margin-bottom="0.0043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1" style:family="paragraph" style:parent-style-name="Heading_20_3">
      <style:paragraph-properties fo:margin-top="0in" fo:margin-bottom="0in" style:contextual-spacing="false" fo:line-height="100%" fo:text-align="justify" style:justify-single-word="false"/>
      <style:text-properties fo:font-size="12pt" officeooo:paragraph-rsid="00117fc5" style:font-size-asian="12pt" style:font-size-complex="12pt"/>
    </style:style>
    <style:style style:name="P12" style:family="paragraph" style:parent-style-name="Preformatted_20_Text" style:list-style-name="L6">
      <style:paragraph-properties fo:margin-top="0in" fo:margin-bottom="0.1965in" style:contextual-spacing="false" fo:line-height="100%"/>
      <style:text-properties officeooo:paragraph-rsid="000aa022"/>
    </style:style>
    <style:style style:name="P13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officeooo:paragraph-rsid="000aa022" style:font-size-asian="12pt" style:font-size-complex="12pt"/>
    </style:style>
    <style:style style:name="P14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Serif" fo:font-size="12pt" style:font-size-asian="10.5pt" style:font-size-complex="12pt"/>
    </style:style>
    <style:style style:name="P15" style:family="paragraph" style:parent-style-name="Preformatted_20_Text" style:list-style-name="L6">
      <style:paragraph-properties fo:margin-top="0in" fo:margin-bottom="0.1965in" style:contextual-spacing="false" fo:line-height="100%"/>
      <style:text-properties style:font-name="Liberation Mono" fo:font-size="10pt" officeooo:paragraph-rsid="000aa022" style:font-size-asian="10pt" style:font-size-complex="10pt"/>
    </style:style>
    <style:style style:name="P16" style:family="paragraph" style:parent-style-name="Standard" style:list-style-name="L5">
      <style:paragraph-properties fo:line-height="100%"/>
    </style:style>
    <style:style style:name="P17" style:family="paragraph" style:parent-style-name="Standard" style:list-style-name="L8">
      <style:paragraph-properties fo:line-height="100%"/>
    </style:style>
    <style:style style:name="P18" style:family="paragraph" style:parent-style-name="Text_20_body" style:list-style-name="L1">
      <style:paragraph-properties fo:margin-top="0in" fo:margin-bottom="0in" style:contextual-spacing="false" fo:line-height="100%" fo:text-align="justify" style:justify-single-word="false"/>
    </style:style>
    <style:style style:name="P19" style:family="paragraph" style:parent-style-name="Text_20_body" style:list-style-name="L1">
      <style:paragraph-properties fo:margin-left="0.4925in" fo:margin-top="0in" fo:margin-bottom="0in" style:contextual-spacing="false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20" style:family="paragraph" style:parent-style-name="Text_20_body" style:list-style-name="L1">
      <style:paragraph-properties fo:margin-left="0.4925in" fo:line-height="100%" fo:text-align="justify" style:justify-single-word="false" fo:text-indent="-0.1965in" style:auto-text-indent="false" style:writing-mode="lr-tb">
        <style:tab-stops>
          <style:tab-stop style:position="0.4925in"/>
        </style:tab-stops>
      </style:paragraph-properties>
      <style:text-properties officeooo:paragraph-rsid="000a4b33"/>
    </style:style>
    <style:style style:name="P21" style:family="paragraph" style:parent-style-name="Text_20_body" style:list-style-name="L2">
      <style:paragraph-properties fo:line-height="100%" fo:text-align="justify" style:justify-single-word="false"/>
    </style:style>
    <style:style style:name="P22" style:family="paragraph" style:parent-style-name="Text_20_body" style:list-style-name="L12">
      <style:paragraph-properties fo:line-height="100%" fo:text-align="justify" style:justify-single-word="false"/>
    </style:style>
    <style:style style:name="P23" style:family="paragraph" style:parent-style-name="Text_20_body" style:list-style-name="L13">
      <style:paragraph-properties fo:line-height="100%" fo:text-align="justify" style:justify-single-word="false"/>
    </style:style>
    <style:style style:name="P24" style:family="paragraph" style:parent-style-name="Text_20_body" style:list-style-name="L14">
      <style:paragraph-properties fo:line-height="100%" fo:text-align="justify" style:justify-single-word="false"/>
    </style:style>
    <style:style style:name="P25" style:family="paragraph" style:parent-style-name="Text_20_body" style:list-style-name="L15">
      <style:paragraph-properties fo:line-height="100%" fo:text-align="justify" style:justify-single-word="false"/>
    </style:style>
    <style:style style:name="P26" style:family="paragraph" style:parent-style-name="Text_20_body" style:list-style-name="L16">
      <style:paragraph-properties fo:line-height="100%" fo:text-align="justify" style:justify-single-word="false"/>
    </style:style>
    <style:style style:name="P27" style:family="paragraph" style:parent-style-name="Text_20_body" style:list-style-name="L17">
      <style:paragraph-properties fo:line-height="100%" fo:text-align="justify" style:justify-single-word="false"/>
    </style:style>
    <style:style style:name="P28" style:family="paragraph" style:parent-style-name="Text_20_body" style:list-style-name="L18">
      <style:paragraph-properties fo:line-height="100%" fo:text-align="justify" style:justify-single-word="false"/>
    </style:style>
    <style:style style:name="P29" style:family="paragraph" style:parent-style-name="Text_20_body" style:list-style-name="L19">
      <style:paragraph-properties fo:line-height="100%" fo:text-align="justify" style:justify-single-word="false"/>
    </style:style>
    <style:style style:name="P30" style:family="paragraph" style:parent-style-name="Text_20_body" style:list-style-name="L20">
      <style:paragraph-properties fo:line-height="100%" fo:text-align="justify" style:justify-single-word="false"/>
    </style:style>
    <style:style style:name="P31" style:family="paragraph" style:parent-style-name="Text_20_body" style:list-style-name="L21">
      <style:paragraph-properties fo:line-height="100%" fo:text-align="justify" style:justify-single-word="false"/>
    </style:style>
    <style:style style:name="P32" style:family="paragraph" style:parent-style-name="Text_20_body" style:list-style-name="L22">
      <style:paragraph-properties fo:margin-top="0in" fo:margin-bottom="0in" style:contextual-spacing="false" fo:line-height="100%" fo:text-align="justify" style:justify-single-word="false"/>
    </style:style>
    <style:style style:name="P33" style:family="paragraph" style:parent-style-name="Text_20_body" style:list-style-name="L22">
      <style:paragraph-properties fo:line-height="100%" fo:text-align="justify" style:justify-single-word="false"/>
    </style:style>
    <style:style style:name="P34" style:family="paragraph" style:parent-style-name="Text_20_body" style:list-style-name="L23">
      <style:paragraph-properties fo:line-height="100%" fo:text-align="justify" style:justify-single-word="false"/>
    </style:style>
    <style:style style:name="P35" style:family="paragraph" style:parent-style-name="Text_20_body" style:list-style-name="L24">
      <style:paragraph-properties fo:line-height="100%" fo:text-align="justify" style:justify-single-word="false"/>
    </style:style>
    <style:style style:name="P36" style:family="paragraph" style:parent-style-name="Text_20_body" style:list-style-name="L25">
      <style:paragraph-properties fo:line-height="100%" fo:text-align="justify" style:justify-single-word="false"/>
    </style:style>
    <style:style style:name="P37" style:family="paragraph" style:parent-style-name="Text_20_body" style:list-style-name="L26">
      <style:paragraph-properties fo:line-height="100%" fo:text-align="justify" style:justify-single-word="false"/>
    </style:style>
    <style:style style:name="P38" style:family="paragraph" style:parent-style-name="Text_20_body" style:list-style-name="L27">
      <style:paragraph-properties fo:line-height="100%" fo:text-align="justify" style:justify-single-word="false"/>
    </style:style>
    <style:style style:name="P39" style:family="paragraph" style:parent-style-name="Text_20_body" style:list-style-name="L28">
      <style:paragraph-properties fo:line-height="100%" fo:text-align="justify" style:justify-single-word="false"/>
    </style:style>
    <style:style style:name="P40" style:family="paragraph" style:parent-style-name="Text_20_body" style:list-style-name="L29">
      <style:paragraph-properties fo:line-height="100%" fo:text-align="justify" style:justify-single-word="false"/>
    </style:style>
    <style:style style:name="P41" style:family="paragraph" style:parent-style-name="Text_20_body" style:list-style-name="L30">
      <style:paragraph-properties fo:line-height="100%" fo:text-align="justify" style:justify-single-word="false"/>
    </style:style>
    <style:style style:name="P42" style:family="paragraph" style:parent-style-name="Text_20_body" style:list-style-name="L31">
      <style:paragraph-properties fo:line-height="100%" fo:text-align="justify" style:justify-single-word="false"/>
    </style:style>
    <style:style style:name="P43" style:family="paragraph" style:parent-style-name="Text_20_body" style:list-style-name="L32">
      <style:paragraph-properties fo:line-height="100%" fo:text-align="justify" style:justify-single-word="false"/>
    </style:style>
    <style:style style:name="P44" style:family="paragraph" style:parent-style-name="Text_20_body" style:list-style-name="L33">
      <style:paragraph-properties fo:line-height="100%" fo:text-align="justify" style:justify-single-word="false"/>
    </style:style>
    <style:style style:name="P45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022ec"/>
    </style:style>
    <style:style style:name="P46" style:family="paragraph" style:parent-style-name="Text_20_body">
      <style:paragraph-properties fo:margin-top="0in" fo:margin-bottom="0in" style:contextual-spacing="false" fo:line-height="100%" fo:text-align="justify" style:justify-single-word="false"/>
    </style:style>
    <style:style style:name="P47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officeooo:paragraph-rsid="00117fc5"/>
    </style:style>
    <style:style style:name="P48" style:family="paragraph" style:parent-style-name="Text_20_body" style:list-style-name="L3">
      <style:paragraph-properties fo:line-height="100%"/>
    </style:style>
    <style:style style:name="P49" style:family="paragraph" style:parent-style-name="Text_20_body" style:list-style-name="L4">
      <style:paragraph-properties fo:margin-top="0in" fo:margin-bottom="0in" style:contextual-spacing="false" fo:line-height="100%"/>
      <style:text-properties officeooo:paragraph-rsid="000aa022"/>
    </style:style>
    <style:style style:name="P50" style:family="paragraph" style:parent-style-name="Text_20_body" style:list-style-name="L4">
      <style:paragraph-properties fo:line-height="100%"/>
      <style:text-properties officeooo:paragraph-rsid="000aa022"/>
    </style:style>
    <style:style style:name="P51" style:family="paragraph" style:parent-style-name="Text_20_body" style:list-style-name="L5">
      <style:paragraph-properties fo:margin-top="0in" fo:margin-bottom="0in" style:contextual-spacing="false" fo:line-height="100%"/>
    </style:style>
    <style:style style:name="P52" style:family="paragraph" style:parent-style-name="Text_20_body" style:list-style-name="L5">
      <style:paragraph-properties fo:line-height="100%"/>
    </style:style>
    <style:style style:name="P53" style:family="paragraph" style:parent-style-name="Text_20_body" style:list-style-name="L6">
      <style:paragraph-properties fo:line-height="100%"/>
      <style:text-properties officeooo:paragraph-rsid="000aa022"/>
    </style:style>
    <style:style style:name="P54" style:family="paragraph" style:parent-style-name="Text_20_body" style:list-style-name="L6">
      <style:paragraph-properties fo:margin-top="0in" fo:margin-bottom="0in" style:contextual-spacing="false" fo:line-height="100%"/>
      <style:text-properties officeooo:paragraph-rsid="000aa022"/>
    </style:style>
    <style:style style:name="P55" style:family="paragraph" style:parent-style-name="Text_20_body" style:list-style-name="L6">
      <style:paragraph-properties fo:line-height="100%"/>
    </style:style>
    <style:style style:name="P56" style:family="paragraph" style:parent-style-name="Text_20_body" style:list-style-name="L7">
      <style:paragraph-properties fo:margin-top="0in" fo:margin-bottom="0.1965in" style:contextual-spacing="false" fo:line-height="100%"/>
    </style:style>
    <style:style style:name="P57" style:family="paragraph" style:parent-style-name="Text_20_body" style:list-style-name="L8">
      <style:paragraph-properties fo:margin-top="0in" fo:margin-bottom="0in" style:contextual-spacing="false" fo:line-height="100%"/>
    </style:style>
    <style:style style:name="P58" style:family="paragraph" style:parent-style-name="Text_20_body" style:list-style-name="L8">
      <style:paragraph-properties fo:line-height="100%"/>
    </style:style>
    <style:style style:name="P59" style:family="paragraph" style:parent-style-name="Text_20_body" style:list-style-name="L9">
      <style:paragraph-properties fo:line-height="100%"/>
    </style:style>
    <style:style style:name="P60" style:family="paragraph" style:parent-style-name="Text_20_body" style:list-style-name="L10">
      <style:paragraph-properties fo:margin-top="0in" fo:margin-bottom="0in" style:contextual-spacing="false" fo:line-height="100%"/>
    </style:style>
    <style:style style:name="P61" style:family="paragraph" style:parent-style-name="Text_20_body" style:list-style-name="L10">
      <style:paragraph-properties fo:line-height="100%"/>
    </style:style>
    <style:style style:name="P62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weight="bold" style:font-weight-asian="bold" style:font-weight-complex="bold"/>
    </style:style>
    <style:style style:name="P63" style:family="paragraph" style:parent-style-name="Text_20_body">
      <style:paragraph-properties fo:margin-top="0in" fo:margin-bottom="0in" style:contextual-spacing="false" fo:line-height="100%" fo:text-align="justify" style:justify-single-word="false"/>
      <style:text-properties fo:font-size="14pt" fo:font-weight="bold" officeooo:paragraph-rsid="00117fc5" style:font-size-asian="14pt" style:font-weight-asian="bold" style:font-size-complex="14pt" style:font-weight-complex="bold"/>
    </style:style>
    <style:style style:name="T1" style:family="text">
      <style:text-properties style:font-name="Liberation Serif" fo:font-size="12pt" style:font-size-asian="10.5pt" style:font-size-complex="12pt"/>
    </style:style>
    <style:style style:name="T2" style:family="text">
      <style:text-properties officeooo:rsid="000cfd18"/>
    </style:style>
    <style:style style:name="T3" style:family="text">
      <style:text-properties officeooo:rsid="000f3430"/>
    </style:style>
    <style:style style:name="T4" style:family="text">
      <style:text-properties officeooo:rsid="001022ec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asso a Passo para Desenvolvimento do MVP do e-Store</text:h>
      <text:h text:style-name="P2" text:outline-level="2">1. <text:span text:style-name="Strong_20_Emphasis">Planejamento do Projeto</text:span></text:h>
      <text:h text:style-name="P3" text:outline-level="3">1.1 Definir os Requisitos</text:h>
      <text:list text:style-name="L1">
        <text:list-item>
          <text:p text:style-name="P18"><text:span text:style-name="Strong_20_Emphasis">Identifique as funcionalidades principais do MVP</text:span>:</text:p>
        </text:list-item>
        <text:list-item>
          <text:p text:style-name="P19">Controle de estoque</text:p>
        </text:list-item>
        <text:list-item>
          <text:p text:style-name="P19">Registro de vendas (PDV)</text:p>
        </text:list-item>
        <text:list-item>
          <text:p text:style-name="P19">Geração de relatórios financeiros</text:p>
        </text:list-item>
        <text:list-item>
          <text:p text:style-name="P19">Cadastro de produtos e clientes</text:p>
        </text:list-item>
        <text:list-item>
          <text:p text:style-name="P20">Gestão de usuários</text:p>
        </text:list-item>
      </text:list>
      <text:h text:style-name="P3" text:outline-level="3">1.2 Criar um Cronograma</text:h>
      <text:list text:style-name="L2">
        <text:list-item>
          <text:p text:style-name="P21"><text:span text:style-name="Strong_20_Emphasis">Defina prazos</text:span> para cada etapa do desenvolvimento, considerando sua disponibilidade.</text:p>
        </text:list-item>
      </text:list>
      <text:h text:style-name="P2" text:outline-level="2">2. <text:span text:style-name="Strong_20_Emphasis">Configuração do Ambiente de Desenvolvimento</text:span></text:h>
      <text:h text:style-name="P3" text:outline-level="3">2.1 Ferramentas Necessárias</text:h>
      <text:p text:style-name="P6">Para desenvolver um projeto utilizando PHP com o Laravel e um banco de dados como o MySQL, além de potencialmente um front-end em Node.js, você precisará das seguintes ferramentas:</text:p>
      <text:list xml:id="list1585462262" text:style-name="L3">
        <text:list-item>
          <text:p text:style-name="P48"><text:span text:style-name="Strong_20_Emphasis">PHP (com Laravel)</text:span>:</text:p>
          <text:list>
            <text:list-item>
              <text:p text:style-name="P48"><text:span text:style-name="Strong_20_Emphasis">Instalação do PHP</text:span>: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49">Para Windows, você pode usar o XAMPP ou WampServer para instalar o PHP junto com o Apache e o MySQL.</text:p>
                </text:list-item>
                <text:list-item>
                  <text:p text:style-name="P50">Para macOS, você pode usar o <text:a xlink:type="simple" xlink:href="https://brew.sh/" office:target-frame-name="_new" xlink:show="replace" text:style-name="Internet_20_link" text:visited-style-name="Visited_20_Internet_20_Link">Homebrew</text:a> para instalar o PHP:</text:p>
                  <text:p text:style-name="P50">brew install php</text:p>
                </text:list-item>
                <text:list-item>
                  <text:p text:style-name="P50">Para Linux, você pode usar o gerenciador de pacotes da sua distribuição. Por exemplo, no Ubuntu:</text:p>
                  <text:p text:style-name="P50">sudo apt update</text:p>
                  <text:p text:style-name="P50">sudo apt install php php-cli php-mbstring php-xml php-mysql</text:p>
                </text:list-item>
              </text:list>
            </text:list-item>
          </text:list>
        </text:list-item>
      </text:list>
      <text:list xml:id="list214809643780227" text:continue-list="list1585462262" text:style-name="L3">
        <text:list-item>
          <text:list>
            <text:list-item>
              <text:p text:style-name="P48"><text:span text:style-name="Strong_20_Emphasis">Instalação do Laravel</text:span>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51">Após instalar o PHP, você pode instalar o Laravel usando o Composer. Se você ainda não tem o Composer, instale-o seguindo as instruções em <text:a xlink:type="simple" xlink:href="https://getcomposer.org/" office:target-frame-name="_new" xlink:show="replace" text:style-name="Internet_20_link" text:visited-style-name="Visited_20_Internet_20_Link">getcomposer.org</text:a>.</text:p>
                </text:list-item>
                <text:list-item>
                  <text:p text:style-name="P52">Com o Composer instalado, execute o seguinte comando para instalar o Laravel:</text:p>
                  <text:p text:style-name="P52">composer global require laravel/installer</text:p>
                </text:list-item>
                <text:list-item>
                  <text:p text:style-name="P16">Para criar um novo projeto Laravel, execute:</text:p>
                  <text:p text:style-name="P52">laravel new </text:p>
                </text:list-item>
              </text:list>
            </text:list-item>
          </text:list>
        </text:list-item>
      </text:list>
      <text:list text:continue-list="list214809643780227" text:style-name="L3">
        <text:list-item>
          <text:list>
            <text:list-item>
              <text:list>
                <text:list-header>
                  <text:p text:style-name="P48"><text:soft-page-break/>laravel new <text:span text:style-name="T2">backend</text:span></text:p>
                </text:list-header>
              </text:list>
            </text:list-item>
          </text:list>
        </text:list-item>
        <text:list-item>
          <text:p text:style-name="P48"><text:span text:style-name="Strong_20_Emphasis">MySQL (ou outro banco de dados de sua preferência)</text:span>:</text:p>
        </text:list-item>
      </text:list>
      <text:list text:style-name="L6">
        <text:list-item>
          <text:p text:style-name="P53">Para instalar o MySQL:</text:p>
          <text:list>
            <text:list-item>
              <text:p text:style-name="P54">No Windows, use o XAMPP ou WampServer que já incluem o <text:span text:style-name="T3">MariaDB</text:span>.</text:p>
            </text:list-item>
            <text:list-item>
              <text:p text:style-name="P53">No macOS, você pode instalar usando o Homebrew:</text:p>
              <text:p text:style-name="P12">brew install <text:span text:style-name="T3">mariadb</text:span></text:p>
            </text:list-item>
            <text:list-item>
              <text:p text:style-name="P13">No Linux, você pode instalar o MySQL usando o comando:</text:p>
              <text:p text:style-name="P15">sudo apt install <text:span text:style-name="T3">mariadb</text:span>-server</text:p>
            </text:list-item>
          </text:list>
        </text:list-item>
        <text:list-item>
          <text:p text:style-name="P55">Após a instalação, você pode iniciar o serviço do MySQL com:</text:p>
          <text:list>
            <text:list-header>
              <text:p text:style-name="P14">sudo service start <text:span text:style-name="T3">mariadb</text:span></text:p>
            </text:list-header>
          </text:list>
        </text:list-item>
      </text:list>
      <text:list text:style-name="L7">
        <text:list-item>
          <text:p text:style-name="P56"><text:span text:style-name="Strong_20_Emphasis"><text:span text:style-name="T1">Node.js (para o front-end, se necessário)</text:span></text:span><text:span text:style-name="T1">:</text:span></text:p>
        </text:list-item>
      </text:list>
      <text:list text:style-name="L8">
        <text:list-item>
          <text:p text:style-name="P57">Para instalar o Node.js:</text:p>
          <text:list>
            <text:list-item>
              <text:p text:style-name="P57">No Windows, você pode baixar o instalador do site oficial <text:a xlink:type="simple" xlink:href="https://nodejs.org/" office:target-frame-name="_new" xlink:show="replace" text:style-name="Internet_20_link" text:visited-style-name="Visited_20_Internet_20_Link">nodejs.org</text:a>.</text:p>
            </text:list-item>
            <text:list-item>
              <text:p text:style-name="P58">No macOS, use o Homebrew:</text:p>
              <text:p text:style-name="P58">brew install node</text:p>
            </text:list-item>
            <text:list-item>
              <text:p text:style-name="P17">No Linux, você pode instalar usando:</text:p>
              <text:p text:style-name="P58">sudo apt install nodejs npm</text:p>
            </text:list-item>
          </text:list>
        </text:list-item>
      </text:list>
      <text:list text:style-name="L9">
        <text:list-item>
          <text:p text:style-name="P59"><text:span text:style-name="Strong_20_Emphasis">Um IDE (como Visual Studio Code ou PHPStorm)</text:span>:</text:p>
        </text:list-item>
      </text:list>
      <text:list text:style-name="L10">
        <text:list-item>
          <text:list>
            <text:list-item>
              <text:p text:style-name="P60"><text:span text:style-name="Strong_20_Emphasis">Visual Studio Code</text:span>:</text:p>
              <text:list>
                <text:list-item>
                  <text:p text:style-name="P60">Baixe e instale o Visual Studio Code a partir do site oficial: <text:a xlink:type="simple" xlink:href="https://code.visualstudio.com/" office:target-frame-name="_new" xlink:show="replace" text:style-name="Internet_20_link" text:visited-style-name="Visited_20_Internet_20_Link">code.visualstudio.com</text:a>.</text:p>
                </text:list-item>
                <text:list-item>
                  <text:p text:style-name="P60">Recomendo instalar algumas extensões úteis, como:</text:p>
                  <text:list>
                    <text:list-item>
                      <text:p text:style-name="P60">PHP Intelephense</text:p>
                    </text:list-item>
                    <text:list-item>
                      <text:p text:style-name="P60">Laravel Blade Snippets</text:p>
                    </text:list-item>
                    <text:list-item>
                      <text:p text:style-name="P60">Prettier - Code formatter</text:p>
                    </text:list-item>
                    <text:list-item>
                      <text:p text:style-name="P60">Live Server (se você estiver usando front-end)</text:p>
                    </text:list-item>
                  </text:list>
                </text:list-item>
              </text:list>
            </text:list-item>
            <text:list-item>
              <text:p text:style-name="P60"><text:span text:style-name="Strong_20_Emphasis">PHPStorm</text:span>:</text:p>
              <text:list>
                <text:list-item>
                  <text:p text:style-name="P61">Se preferir usar o PHPStorm, você pode baixá-lo de <text:a xlink:type="simple" xlink:href="https://www.jetbrains.com/phpstorm/" office:target-frame-name="_new" xlink:show="replace" text:style-name="Internet_20_link" text:visited-style-name="Visited_20_Internet_20_Link">jetbrains.com/phpstorm</text:a>. Note que o PHPStorm é um software pago, mas oferece um período de teste gratuito.</text:p>
                </text:list-item>
              </text:list>
            </text:list-item>
          </text:list>
        </text:list-item>
      </text:list>
      <text:h text:style-name="P9" text:outline-level="3">2.2 Criar o Repositório Git</text:h>
      <text:h text:style-name="P11" text:outline-level="3"><text:span text:style-name="T4">1</text:span>. Controle de Versão</text:h>
      <text:h text:style-name="P10" text:outline-level="3"><text:span text:style-name="T4">1</text:span>.1 Fluxo de Trabalho</text:h>
      <text:p text:style-name="P62">Utilizar o modelo Git Flow para gerenciar branches:</text:p>
      <text:p text:style-name="P47"><text:span text:style-name="T5">main</text:span>: </text:p>
      <text:p text:style-name="P47">- Esta é a branch de produção. O código aqui deve sempre estar em um estado que pode ser implantado. As versões estáveis e liberadas do seu projeto são mantidas nesta branch.</text:p>
      <text:p text:style-name="P46"><text:span text:style-name="T5">develop</text:span>: </text:p>
      <text:p text:style-name="P46">- Esta é a branch de desenvolvimento. Todas as novas funcionalidades e melhorias devem ser integradas aqui antes de serem mescladas na branch main. Ela reflete o estado mais recente do código que está em desenvolvimento.</text:p>
      <text:p text:style-name="P46"><text:soft-page-break/>-<text:span text:style-name="T5"> feature/</text:span>: </text:p>
      <text:p text:style-name="P46">- Branches específicas para novas funcionalidades. Ao iniciar uma nova funcionalidade, crie uma branch a partir de <text:span text:style-name="T5">develop</text:span> usando o formato `feature/nome-da-funcionalidade`. Após a conclusão, a branch deve ser mesclada de volta em <text:span text:style-name="T5">develop</text:span>.</text:p>
      <text:p text:style-name="P46">- <text:span text:style-name="T5">bugfix</text:span>/: </text:p>
      <text:p text:style-name="P47">- Branches para correções de bugs. Semelhante às branches de funcionalidade, crie uma branch a partir de <text:span text:style-name="T5">develop</text:span> usando o formato `bugfix/nome-do-bug`. Após corrigir o bug, mescle de volta em <text:span text:style-name="T5">develop</text:span>.</text:p>
      <text:p text:style-name="P47"/>
      <text:p text:style-name="P63"><text:span text:style-name="T4">1</text:span>.2 Práticas Recomendadas:</text:p>
      <text:p text:style-name="P45">- <text:span text:style-name="T5">Commits claros e frequentes</text:span>: </text:p>
      <text:p text:style-name="P46"><text:s text:c="4"/>- Realize commits frequentemente, garantindo que cada commit tenha uma mensagem clara que descreva as mudanças feitas.</text:p>
      <text:p text:style-name="P46"><text:s text:c="2"/></text:p>
      <text:p text:style-name="P46">- <text:span text:style-name="T5">Pull Requests</text:span>: </text:p>
      <text:p text:style-name="P46"><text:s text:c="4"/>- Sempre utilize pull requests para mesclar branches. Isso permite revisão de código e discussão antes de integrar mudanças.</text:p>
      <text:p text:style-name="P46"/>
      <text:p text:style-name="P46">- <text:span text:style-name="T5">Resolução de conflitos</text:span>: </text:p>
      <text:p text:style-name="P46"><text:s text:c="4"/>- Esteja preparado para resolver conflitos ao mesclar branches. Sempre revise as mudanças e teste o código após a resolução.</text:p>
      <text:p text:style-name="P46"/>
      <text:p text:style-name="P46">- <text:span text:style-name="T5">Versionamento semântico</text:span>: </text:p>
      <text:p text:style-name="P46"><text:s text:c="4"/>- Considere usar versionamento semântico (semver) para identificar versões do seu software de maneira clara, por exemplo, `v1.0.0`.</text:p>
      <text:p text:style-name="P46"/>
      <text:p text:style-name="P62"><text:span text:style-name="T4">1</text:span>.3 Exemplo de Comandos Git</text:p>
      <text:p text:style-name="P46"/>
      <text:p text:style-name="P46">- <text:span text:style-name="T5">Criar uma nova branch de funcionalidade</text:span>:</text:p>
      <text:p text:style-name="P46"><text:s text:c="2"/>git checkout -b feature/nome-da-funcionalidade develop</text:p>
      <text:p text:style-name="P46"/>
      <text:p text:style-name="P46">- <text:span text:style-name="T5">Mesclar a branch de funcionalidade de volta para develop</text:span>:</text:p>
      <text:p text:style-name="P46"><text:s text:c="2"/>git checkout develop</text:p>
      <text:p text:style-name="P46"><text:s text:c="2"/>git merge feature/nome-da-funcionalidade</text:p>
      <text:p text:style-name="P46"/>
      <text:p text:style-name="P46">- <text:span text:style-name="T5">Criar uma branch de correção de bug</text:span>:</text:p>
      <text:p text:style-name="P46"><text:s text:c="2"/>git checkout -b bugfix/nome-do-bug develop</text:p>
      <text:p text:style-name="P46"/>
      <text:p text:style-name="P46">- <text:span text:style-name="T5">Mesclar a branch de correção de bug</text:span>:</text:p>
      <text:p text:style-name="P46"><text:s text:c="2"/>git checkout develop</text:p>
      <text:p text:style-name="P46"><text:s text:c="2"/>git merge bugfix/nome-do-bug</text:p>
      <text:p text:style-name="P46"/>
      <text:h text:style-name="P2" text:outline-level="2"/>
      <text:h text:style-name="P8" text:outline-level="2">3. <text:span text:style-name="Strong_20_Emphasis">Desenvolvimento do Back-end</text:span></text:h>
      <text:h text:style-name="P3" text:outline-level="3">3.1 Criar a Estrutura do Projeto</text:h>
      <text:list text:style-name="L12">
        <text:list-item>
          <text:p text:style-name="P22"><text:span text:style-name="Strong_20_Emphasis">Crie um novo projeto Laravel</text:span></text:p>
        </text:list-item>
      </text:list>
      <text:p text:style-name="P4">composer create-project --prefer-dist laravel/laravel backend</text:p>
      <text:p text:style-name="P4"/>
      <text:h text:style-name="P3" text:outline-level="3">3.2 Configurar o Banco de Dados</text:h>
      <text:list text:style-name="L13">
        <text:list-item>
          <text:p text:style-name="P23"><text:span text:style-name="Strong_20_Emphasis">Configurar o arquivo </text:span><text:span text:style-name="Strong_20_Emphasis"><text:span text:style-name="Source_20_Text">.env</text:span></text:span> com as credenciais do banco de dados:</text:p>
        </text:list-item>
      </text:list>
      <text:p text:style-name="P4">DB_CONNECTION=mysql</text:p>
      <text:p text:style-name="P4">DB_HOST=127.0.0.1</text:p>
      <text:p text:style-name="P4">DB_PORT=3306</text:p>
      <text:p text:style-name="P4">DB_DATABASE=e_store</text:p>
      <text:p text:style-name="P4">DB_USERNAME=seu_usuario</text:p>
      <text:p text:style-name="P4">DB_PASSWORD=sua_senha</text:p>
      <text:p text:style-name="P4"/>
      <text:h text:style-name="P3" text:outline-level="3">3.3 Criar as Migrations</text:h>
      <text:list text:style-name="L14">
        <text:list-item>
          <text:p text:style-name="P24"><text:span text:style-name="Strong_20_Emphasis">Crie migrations para as tabelas</text:span> (produtos, usuários, pedidos, etc.):</text:p>
        </text:list-item>
      </text:list>
      <text:p text:style-name="P4">php artisan make:migration create_products_table</text:p>
      <text:p text:style-name="P4"/>
      <text:h text:style-name="P3" text:outline-level="3">3.4 Implementar o Modelo</text:h>
      <text:list text:style-name="L15">
        <text:list-item>
          <text:p text:style-name="P25"><text:span text:style-name="Strong_20_Emphasis">Crie os modelos correspondentes</text:span> (Product, User, Order):</text:p>
        </text:list-item>
      </text:list>
      <text:p text:style-name="P4">php artisan make:model Product</text:p>
      <text:p text:style-name="P4"/>
      <text:h text:style-name="P3" text:outline-level="3">3.5 Criar Controllers</text:h>
      <text:list text:style-name="L16">
        <text:list-item>
          <text:p text:style-name="P26"><text:span text:style-name="Strong_20_Emphasis">Crie controllers para as funcionalidades</text:span>:</text:p>
        </text:list-item>
      </text:list>
      <text:p text:style-name="P4">php artisan make:controller ProductController</text:p>
      <text:p text:style-name="P4"/>
      <text:h text:style-name="P3" text:outline-level="3">3.6 Definir Rotas</text:h>
      <text:list text:style-name="L17">
        <text:list-item>
          <text:p text:style-name="P27"><text:span text:style-name="Strong_20_Emphasis">Defina as rotas no arquivo </text:span><text:span text:style-name="Strong_20_Emphasis"><text:span text:style-name="Source_20_Text">routes/web.php</text:span></text:span> para gerenciar as requisições.</text:p>
        </text:list-item>
      </text:list>
      <text:h text:style-name="P3" text:outline-level="3">3.7 Implementar a Lógica de Negócio</text:h>
      <text:list text:style-name="L18">
        <text:list-item>
          <text:p text:style-name="P28"><text:span text:style-name="Strong_20_Emphasis">Adicione a lógica de manipulação de dados</text:span> nas controllers e modelos.</text:p>
        </text:list-item>
      </text:list>
      <text:h text:style-name="P3" text:outline-level="3">3.8 Testar o Back-end</text:h>
      <text:list text:style-name="L19">
        <text:list-item>
          <text:p text:style-name="P29"><text:span text:style-name="Strong_20_Emphasis">Utilize Postman ou Insomnia para testar as APIs</text:span> que você criou.</text:p>
        </text:list-item>
      </text:list>
      <text:h text:style-name="P2" text:outline-level="2">4. <text:span text:style-name="Strong_20_Emphasis">Desenvolvimento do Front-end</text:span></text:h>
      <text:h text:style-name="P3" text:outline-level="3">4.1 Criar a Estrutura do Front-end</text:h>
      <text:list text:style-name="L20">
        <text:list-item>
          <text:p text:style-name="P30"><text:span text:style-name="Strong_20_Emphasis">Crie um diretório para o front-end</text:span>:</text:p>
        </text:list-item>
      </text:list>
      <text:p text:style-name="P4"><text:soft-page-break/>mkdir frontend</text:p>
      <text:p text:style-name="P4">cd frontend</text:p>
      <text:p text:style-name="P4">npx create-react-app my-app</text:p>
      <text:p text:style-name="P4"/>
      <text:h text:style-name="P3" text:outline-level="3">4.2 Configurar a Comunicação com o Back-end</text:h>
      <text:list text:style-name="L21">
        <text:list-item>
          <text:p text:style-name="P31"><text:span text:style-name="Strong_20_Emphasis">Utilize Axios ou Fetch API para conectar-se ao back-end</text:span>.</text:p>
        </text:list-item>
      </text:list>
      <text:h text:style-name="P3" text:outline-level="3">4.3 Criar Componentes</text:h>
      <text:list text:style-name="L22">
        <text:list-item>
          <text:p text:style-name="P32"><text:span text:style-name="Strong_20_Emphasis">Desenvolva componentes para as diferentes partes da aplicação</text:span>:</text:p>
          <text:list>
            <text:list-item>
              <text:p text:style-name="P32">Tela de login.</text:p>
            </text:list-item>
            <text:list-item>
              <text:p text:style-name="P32">Lista de produtos.</text:p>
            </text:list-item>
            <text:list-item>
              <text:p text:style-name="P32">Carrinho de compras.</text:p>
            </text:list-item>
            <text:list-item>
              <text:p text:style-name="P33">Checkout.</text:p>
            </text:list-item>
          </text:list>
        </text:list-item>
      </text:list>
      <text:h text:style-name="P3" text:outline-level="3">4.4 Estilizar a Interface</text:h>
      <text:list text:style-name="L23">
        <text:list-item>
          <text:p text:style-name="P34"><text:span text:style-name="Strong_20_Emphasis">Utilize CSS, Bootstrap ou outra biblioteca para estilizar</text:span> a interface do usuário.</text:p>
        </text:list-item>
      </text:list>
      <text:h text:style-name="P3" text:outline-level="3">4.5 Testar o Front-end</text:h>
      <text:list text:style-name="L24">
        <text:list-item>
          <text:p text:style-name="P35"><text:span text:style-name="Strong_20_Emphasis">Verifique a integração com o back-end e a funcionalidade do front-end</text:span>.</text:p>
        </text:list-item>
      </text:list>
      <text:h text:style-name="P2" text:outline-level="2">5. <text:span text:style-name="Strong_20_Emphasis">Testes e Validação</text:span></text:h>
      <text:h text:style-name="P3" text:outline-level="3">5.1 Testes Unitários e de Integração</text:h>
      <text:list text:style-name="L25">
        <text:list-item>
          <text:p text:style-name="P36"><text:span text:style-name="Strong_20_Emphasis">Escreva testes para o back-end</text:span> usando PHPUnit e para o front-end usando Jest ou React Testing Library.</text:p>
        </text:list-item>
      </text:list>
      <text:h text:style-name="P3" text:outline-level="3">5.2 Teste do Usuário</text:h>
      <text:list text:style-name="L26">
        <text:list-item>
          <text:p text:style-name="P37"><text:span text:style-name="Strong_20_Emphasis">Peça feedback de usuários reais</text:span> (se possível) para identificar melhorias.</text:p>
        </text:list-item>
      </text:list>
      <text:h text:style-name="P2" text:outline-level="2">6. <text:span text:style-name="Strong_20_Emphasis">Implantação</text:span></text:h>
      <text:h text:style-name="P3" text:outline-level="3">6.1 Escolher um Serviço de Hospedagem</text:h>
      <text:list text:style-name="L27">
        <text:list-item>
          <text:p text:style-name="P38"><text:span text:style-name="Strong_20_Emphasis">Escolha um serviço de hospedagem</text:span> como DigitalOcean, Heroku ou AWS.</text:p>
        </text:list-item>
      </text:list>
      <text:h text:style-name="P3" text:outline-level="3">6.2 Configurar o Ambiente de Produção</text:h>
      <text:list text:style-name="L28">
        <text:list-item>
          <text:p text:style-name="P39"><text:span text:style-name="Strong_20_Emphasis">Configure o ambiente de produção com as mesmas configurações</text:span> do desenvolvimento.</text:p>
        </text:list-item>
      </text:list>
      <text:h text:style-name="P3" text:outline-level="3">6.3 Implantar o Código</text:h>
      <text:list text:style-name="L29">
        <text:list-item>
          <text:p text:style-name="P40"><text:span text:style-name="Strong_20_Emphasis">Faça o deploy do código</text:span> para o servidor.</text:p>
        </text:list-item>
      </text:list>
      <text:h text:style-name="P3" text:outline-level="3">6.4 Configurar Domínio e SSL</text:h>
      <text:list text:style-name="L30">
        <text:list-item>
          <text:p text:style-name="P41"><text:span text:style-name="Strong_20_Emphasis">Adquira um domínio e configure um certificado SSL</text:span>.</text:p>
        </text:list-item>
      </text:list>
      <text:h text:style-name="P2" text:outline-level="2"><text:soft-page-break/>7. <text:span text:style-name="Strong_20_Emphasis">Manutenção e Iteração</text:span></text:h>
      <text:h text:style-name="P3" text:outline-level="3">7.1 Monitorar o Sistema</text:h>
      <text:list text:style-name="L31">
        <text:list-item>
          <text:p text:style-name="P42"><text:span text:style-name="Strong_20_Emphasis">Implemente ferramentas de monitoramento</text:span> para acompanhar o desempenho e erros.</text:p>
        </text:list-item>
      </text:list>
      <text:h text:style-name="P3" text:outline-level="3">7.2 Coletar Feedback</text:h>
      <text:list text:style-name="L32">
        <text:list-item>
          <text:p text:style-name="P43"><text:span text:style-name="Strong_20_Emphasis">Continue coletando feedback dos usuários</text:span> para futuras melhorias.</text:p>
        </text:list-item>
      </text:list>
      <text:h text:style-name="P3" text:outline-level="3">7.3 Planejar Novas Funcionalidades</text:h>
      <text:list text:style-name="L33">
        <text:list-item>
          <text:p text:style-name="P44"><text:span text:style-name="Strong_20_Emphasis">Baseado no feedback e na análise de uso</text:span>, planeje novas funcionalidades e melhorias.</text:p>
        </text:list-item>
      </text:list>
      <text:h text:style-name="P2" text:outline-level="2">Conclusão</text:h>
      <text:p text:style-name="P5">Esse guia deve servir como um roadmap para o desenvolvimento do seu MVP e-Store. Ao seguir essas etapas, você poderá construir uma aplicação coesa e funcional, garantindo um processo de desenvolvimento mais estruturado e eficiente. Boa sorte com seu projeto! Se precisar de mais ajuda em qualquer etapa, não hesite em pergunt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Mangal1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9:59:17.552271228</meta:creation-date>
    <dc:date>2024-09-28T21:48:08.989207085</dc:date>
    <meta:editing-duration>PT50M28S</meta:editing-duration>
    <meta:editing-cycles>6</meta:editing-cycles>
    <meta:generator>LibreOffice/24.2.5.2$Linux_X86_64 LibreOffice_project/bffef4ea93e59bebbeaf7f431bb02b1a39ee8a59</meta:generator>
    <meta:document-statistic meta:table-count="0" meta:image-count="0" meta:object-count="0" meta:page-count="6" meta:paragraph-count="156" meta:word-count="1204" meta:character-count="7471" meta:non-whitespace-character-count="6458"/>
  </office:meta>
</office:document-meta>
</file>